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3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0" style:family="table-row">
      <style:table-row-properties style:row-height="2.106cm" fo:break-before="auto" style:use-optimal-row-height="true"/>
    </style:style>
    <style:style style:name="ro11" style:family="table-row">
      <style:table-row-properties style:row-height="1.446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4">
          <table:table-cell table:number-columns-repeated="1024"/>
        </table:table-row>
        <table:table-row table:style-name="ro15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4" table:number-rows-repeated="104839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8.11.2013</text:date>, <text:time>17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1-08T17:15:04.79</dc:date>
    <meta:editing-duration>P10DT18H4M12S</meta:editing-duration>
    <meta:editing-cycles>979</meta:editing-cycles>
    <meta:printed-by>Kim Dikert</meta:printed-by>
    <meta:print-date>2013-05-15T00:23:21</meta:print-date>
    <meta:document-statistic meta:table-count="2" meta:cell-count="2445" meta:object-count="0"/>
  </office:meta>
</office:document-meta>
</file>